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T1" style:family="text">
      <style:text-properties style:font-name="Times New Roman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t-based of Microbial Interactions</text:p>
      <text:p text:style-name="P2"/>
      <text:p text:style-name="P2"/>
      <text:p text:style-name="P3"/>
      <text:p text:style-name="P3"/>
      <text:p text:style-name="P3">Joseph Tanner</text:p>
      <text:p text:style-name="P2"><text:a xlink:type="simple" xlink:href="mailto:jdtanner@go.olemiss.edu" text:style-name="Internet_20_link" text:visited-style-name="Visited_20_Internet_20_Link"><text:span text:style-name="T1">jdtanner@go.olemiss.edu</text:span></text:a></text:p>
      <text:p text:style-name="P3"/>
      <text:p text:style-name="P3"/>
      <text:p text:style-name="P3"/>
      <text:p text:style-name="P3">Erik Hom</text:p>
      <text:p text:style-name="P3">Olemiss Biology Department</text:p>
      <text:p text:style-name="P3">Phone: (662) 915-1731</text:p>
      <text:p text:style-name="P3">Email: erik@olemiss.edu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ph Tanner</meta:initial-creator>
    <meta:creation-date>2023-02-09T14:50:29.79</meta:creation-date>
    <dc:date>2023-02-13T12:05:41.05</dc:date>
    <dc:creator>Joeph Tanner</dc:creator>
    <meta:editing-duration>PT7M23S</meta:editing-duration>
    <meta:editing-cycles>2</meta:editing-cycles>
    <meta:generator>OpenOffice/4.1.13$Win32 OpenOffice.org_project/4113m1$Build-9810</meta:generator>
    <meta:document-statistic meta:table-count="0" meta:image-count="0" meta:object-count="0" meta:page-count="1" meta:paragraph-count="8" meta:word-count="17" meta:character-count="152"/>
  </office:meta>
</office:document-meta>
</file>